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paragraph-rsid="002b0885" style:font-weight-asian="bold" style:font-weight-complex="bold"/>
    </style:style>
    <style:style style:name="P18" style:family="paragraph" style:parent-style-name="Standard">
      <style:text-properties fo:font-weight="bold" officeooo:paragraph-rsid="003920cf" style:font-weight-asian="bold" style:font-weight-complex="bold"/>
    </style:style>
    <style:style style:name="P19" style:family="paragraph" style:parent-style-name="Standard">
      <style:text-properties fo:font-weight="bold" officeooo:paragraph-rsid="003aa67f" style:font-weight-asian="bold" style:font-weight-complex="bold"/>
    </style:style>
    <style:style style:name="P20" style:family="paragraph" style:parent-style-name="Standard">
      <style:text-properties fo:font-weight="bold" officeooo:paragraph-rsid="006b71d2" style:font-weight-asian="bold" style:font-weight-complex="bold"/>
    </style:style>
    <style:style style:name="P21" style:family="paragraph" style:parent-style-name="Standard">
      <style:text-properties fo:font-weight="bold" officeooo:paragraph-rsid="00705583" style:font-weight-asian="bold" style:font-weight-complex="bold"/>
    </style:style>
    <style:style style:name="P22" style:family="paragraph" style:parent-style-name="Standard">
      <style:text-properties fo:font-weight="bold" officeooo:paragraph-rsid="0099f562" style:font-weight-asian="bold" style:font-weight-complex="bold"/>
    </style:style>
    <style:style style:name="P23" style:family="paragraph" style:parent-style-name="Standard">
      <style:text-properties fo:font-weight="bold" officeooo:paragraph-rsid="009bd657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language="en" fo:country="GB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28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29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0" style:family="paragraph" style:parent-style-name="Standard">
      <style:text-properties fo:font-size="10pt" officeooo:paragraph-rsid="002b0885" style:font-size-asian="10pt" style:font-size-complex="10pt"/>
    </style:style>
    <style:style style:name="P31" style:family="paragraph" style:parent-style-name="Standard">
      <style:text-properties fo:font-size="10pt" officeooo:paragraph-rsid="006b71d2" style:font-size-asian="10pt" style:font-size-complex="10pt"/>
    </style:style>
    <style:style style:name="P32" style:family="paragraph" style:parent-style-name="Standard">
      <style:text-properties fo:font-size="10pt" officeooo:paragraph-rsid="0099f562" style:font-size-asian="10pt" style:font-size-complex="10pt"/>
    </style:style>
    <style:style style:name="P33" style:family="paragraph" style:parent-style-name="Standard">
      <style:text-properties fo:font-size="10pt" officeooo:paragraph-rsid="009bd657" style:font-size-asian="10pt" style:font-size-complex="10pt"/>
    </style:style>
    <style:style style:name="P34" style:family="paragraph" style:parent-style-name="Standard">
      <style:text-properties officeooo:rsid="001c4603" officeooo:paragraph-rsid="001c4603"/>
    </style:style>
    <style:style style:name="P35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36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37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38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39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40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41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42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43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44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45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46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47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48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49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50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51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52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53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54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55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56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57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58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59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60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6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62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6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64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65" style:family="paragraph" style:parent-style-name="Standard">
      <style:text-properties fo:font-weight="normal" officeooo:paragraph-rsid="003404e0" style:font-weight-asian="normal" style:font-weight-complex="normal"/>
    </style:style>
    <style:style style:name="P66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67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68" style:family="paragraph" style:parent-style-name="Standard">
      <style:text-properties fo:font-weight="normal" officeooo:paragraph-rsid="004660e2" style:font-weight-asian="normal" style:font-weight-complex="normal"/>
    </style:style>
    <style:style style:name="P69" style:family="paragraph" style:parent-style-name="Standard">
      <style:text-properties fo:font-weight="normal" officeooo:paragraph-rsid="00690079" style:font-weight-asian="normal" style:font-weight-complex="normal"/>
    </style:style>
    <style:style style:name="P70" style:family="paragraph" style:parent-style-name="Standard">
      <style:text-properties fo:font-weight="normal" officeooo:paragraph-rsid="006b71d2" style:font-weight-asian="normal" style:font-weight-complex="normal"/>
    </style:style>
    <style:style style:name="P71" style:family="paragraph" style:parent-style-name="Standard">
      <style:text-properties fo:font-weight="normal" officeooo:paragraph-rsid="00705583" style:font-weight-asian="normal" style:font-weight-complex="normal"/>
    </style:style>
    <style:style style:name="P72" style:family="paragraph" style:parent-style-name="Standard">
      <style:text-properties fo:font-weight="normal" officeooo:paragraph-rsid="00429f3c" style:font-weight-asian="normal" style:font-weight-complex="normal"/>
    </style:style>
    <style:style style:name="P73" style:family="paragraph" style:parent-style-name="Standard">
      <style:text-properties fo:font-weight="normal" officeooo:paragraph-rsid="009bd657" style:font-weight-asian="normal" style:font-weight-complex="normal"/>
    </style:style>
    <style:style style:name="P74" style:family="paragraph" style:parent-style-name="Standard">
      <style:text-properties officeooo:paragraph-rsid="0099f562"/>
    </style:style>
    <style:style style:name="P75" style:family="paragraph" style:parent-style-name="Heading_20_1">
      <style:paragraph-properties style:snap-to-layout-grid="false"/>
      <style:text-properties fo:font-size="12pt" style:font-size-asian="12pt"/>
    </style:style>
    <style:style style:name="P76" style:family="paragraph" style:parent-style-name="Heading_20_2">
      <style:paragraph-properties style:snap-to-layout-grid="false"/>
    </style:style>
    <style:style style:name="P77" style:family="paragraph" style:parent-style-name="Heading_20_3">
      <style:paragraph-properties style:snap-to-layout-grid="false"/>
    </style:style>
    <style:style style:name="P78" style:family="paragraph" style:parent-style-name="Subtitle">
      <style:text-properties fo:font-size="20pt" style:font-size-asian="20pt" style:font-size-complex="20pt"/>
    </style:style>
    <style:style style:name="P79" style:family="paragraph" style:parent-style-name="Title">
      <style:paragraph-properties fo:break-before="page"/>
    </style:style>
    <style:style style:name="P80" style:family="paragraph" style:parent-style-name="Heading_20_5">
      <style:text-properties officeooo:paragraph-rsid="002b0885"/>
    </style:style>
    <style:style style:name="P81" style:family="paragraph" style:parent-style-name="Heading_20_5">
      <style:text-properties officeooo:paragraph-rsid="006b71d2"/>
    </style:style>
    <style:style style:name="P82" style:family="paragraph" style:parent-style-name="Heading_20_5">
      <style:text-properties officeooo:paragraph-rsid="00705583"/>
    </style:style>
    <style:style style:name="P83" style:family="paragraph" style:parent-style-name="Heading_20_5">
      <style:text-properties officeooo:paragraph-rsid="0099f562"/>
    </style:style>
    <style:style style:name="P84" style:family="paragraph" style:parent-style-name="Text_20_body">
      <style:text-properties officeooo:paragraph-rsid="004bb889"/>
    </style:style>
    <style:style style:name="P85" style:family="paragraph" style:parent-style-name="Title">
      <style:text-properties officeooo:paragraph-rsid="009bd657"/>
    </style:style>
    <style:style style:name="P86" style:family="paragraph" style:parent-style-name="Standard" style:master-page-name="Conversion_20_1">
      <style:paragraph-properties fo:text-align="center" style:justify-single-word="false" style:page-number="auto"/>
    </style:style>
    <style:style style:name="P87" style:family="paragraph" style:parent-style-name="Standard" style:list-style-name="L1">
      <style:text-properties officeooo:paragraph-rsid="0022ecb0"/>
    </style:style>
    <style:style style:name="P88" style:family="paragraph" style:parent-style-name="Standard" style:list-style-name="L1">
      <style:text-properties officeooo:paragraph-rsid="002b0885"/>
    </style:style>
    <style:style style:name="P89" style:family="paragraph" style:parent-style-name="Standard" style:list-style-name="L1">
      <style:text-properties officeooo:paragraph-rsid="00319547"/>
    </style:style>
    <style:style style:name="P90" style:family="paragraph" style:parent-style-name="Standard" style:list-style-name="L1">
      <style:text-properties officeooo:paragraph-rsid="0058f504"/>
    </style:style>
    <style:style style:name="P91" style:family="paragraph" style:parent-style-name="Standard" style:list-style-name="L1">
      <style:text-properties officeooo:paragraph-rsid="00588125"/>
    </style:style>
    <style:style style:name="P92" style:family="paragraph" style:parent-style-name="Standard" style:list-style-name="L1">
      <style:text-properties officeooo:paragraph-rsid="007f8263"/>
    </style:style>
    <style:style style:name="P93" style:family="paragraph" style:parent-style-name="Standard" style:list-style-name="L1">
      <style:text-properties officeooo:paragraph-rsid="006b71d2"/>
    </style:style>
    <style:style style:name="P94" style:family="paragraph" style:parent-style-name="Standard" style:list-style-name="L1">
      <style:text-properties officeooo:paragraph-rsid="00705583"/>
    </style:style>
    <style:style style:name="P95" style:family="paragraph" style:parent-style-name="Standard" style:list-style-name="L1">
      <style:text-properties officeooo:paragraph-rsid="0099f562"/>
    </style:style>
    <style:style style:name="P96" style:family="paragraph" style:parent-style-name="Standard" style:list-style-name="L1">
      <style:text-properties officeooo:paragraph-rsid="009bd657"/>
    </style:style>
    <style:style style:name="P97" style:family="paragraph" style:parent-style-name="Standard" style:list-style-name="L1">
      <style:text-properties officeooo:paragraph-rsid="009d7ddc"/>
    </style:style>
    <style:style style:name="P98" style:family="paragraph" style:parent-style-name="Standard" style:list-style-name="L1">
      <style:text-properties officeooo:paragraph-rsid="00a42632"/>
    </style:style>
    <style:style style:name="P99" style:family="paragraph" style:parent-style-name="Standard" style:list-style-name="L1">
      <style:text-properties officeooo:paragraph-rsid="00aa6e09"/>
    </style:style>
    <style:style style:name="P100" style:family="paragraph" style:parent-style-name="Standard" style:list-style-name="L1">
      <style:text-properties officeooo:paragraph-rsid="00ad1245"/>
    </style:style>
    <style:style style:name="P101" style:family="paragraph" style:parent-style-name="Standard" style:list-style-name="L1">
      <style:text-properties officeooo:paragraph-rsid="00af239e"/>
    </style:style>
    <style:style style:name="P102" style:family="paragraph" style:parent-style-name="Standard" style:list-style-name="L1">
      <style:text-properties officeooo:rsid="001e80b3" officeooo:paragraph-rsid="001e80b3"/>
    </style:style>
    <style:style style:name="P103" style:family="paragraph" style:parent-style-name="Standard" style:list-style-name="L1">
      <style:text-properties officeooo:rsid="001e80b3" officeooo:paragraph-rsid="00690079"/>
    </style:style>
    <style:style style:name="P104" style:family="paragraph" style:parent-style-name="Standard" style:list-style-name="L1">
      <style:text-properties officeooo:rsid="001e80b3" officeooo:paragraph-rsid="002b0885"/>
    </style:style>
    <style:style style:name="P105" style:family="paragraph" style:parent-style-name="Standard" style:list-style-name="L1">
      <style:text-properties officeooo:rsid="001e80b3" officeooo:paragraph-rsid="006b71d2"/>
    </style:style>
    <style:style style:name="P106" style:family="paragraph" style:parent-style-name="Standard" style:list-style-name="L1">
      <style:text-properties officeooo:rsid="001e80b3" officeooo:paragraph-rsid="00705583"/>
    </style:style>
    <style:style style:name="P107" style:family="paragraph" style:parent-style-name="Standard" style:list-style-name="L1">
      <style:text-properties officeooo:rsid="0021b923" officeooo:paragraph-rsid="0021b923"/>
    </style:style>
    <style:style style:name="P108" style:family="paragraph" style:parent-style-name="Standard" style:list-style-name="L1">
      <style:text-properties officeooo:rsid="0021b923" officeooo:paragraph-rsid="002b0885"/>
    </style:style>
    <style:style style:name="P109" style:family="paragraph" style:parent-style-name="Standard" style:list-style-name="L1">
      <style:text-properties officeooo:rsid="0021b923" officeooo:paragraph-rsid="003d2b49"/>
    </style:style>
    <style:style style:name="P110" style:family="paragraph" style:parent-style-name="Standard" style:list-style-name="L1">
      <style:text-properties officeooo:rsid="0021b923" officeooo:paragraph-rsid="003efe5d"/>
    </style:style>
    <style:style style:name="P111" style:family="paragraph" style:parent-style-name="Standard" style:list-style-name="L1">
      <style:text-properties officeooo:rsid="0021b923" officeooo:paragraph-rsid="0085d5bd"/>
    </style:style>
    <style:style style:name="P112" style:family="paragraph" style:parent-style-name="Standard" style:list-style-name="L1">
      <style:text-properties officeooo:rsid="0021b923" officeooo:paragraph-rsid="008a01d9"/>
    </style:style>
    <style:style style:name="P113" style:family="paragraph" style:parent-style-name="Standard" style:list-style-name="L1">
      <style:text-properties officeooo:rsid="0021b923" officeooo:paragraph-rsid="00705583"/>
    </style:style>
    <style:style style:name="P114" style:family="paragraph" style:parent-style-name="Standard" style:list-style-name="L1">
      <style:text-properties officeooo:rsid="0021b923" officeooo:paragraph-rsid="009bd657"/>
    </style:style>
    <style:style style:name="P115" style:family="paragraph" style:parent-style-name="Standard" style:list-style-name="L1">
      <style:text-properties officeooo:rsid="0022ecb0" officeooo:paragraph-rsid="0022ecb0"/>
    </style:style>
    <style:style style:name="P116" style:family="paragraph" style:parent-style-name="Standard" style:list-style-name="L1">
      <style:text-properties officeooo:rsid="0022ecb0" officeooo:paragraph-rsid="002b0885"/>
    </style:style>
    <style:style style:name="P117" style:family="paragraph" style:parent-style-name="Standard" style:list-style-name="L1">
      <style:text-properties officeooo:rsid="0022ecb0" officeooo:paragraph-rsid="003d2b49"/>
    </style:style>
    <style:style style:name="P118" style:family="paragraph" style:parent-style-name="Standard" style:list-style-name="L1">
      <style:text-properties officeooo:rsid="0022ecb0" officeooo:paragraph-rsid="0080ea93"/>
    </style:style>
    <style:style style:name="P119" style:family="paragraph" style:parent-style-name="Standard" style:list-style-name="L1">
      <style:text-properties officeooo:rsid="0022ecb0" officeooo:paragraph-rsid="0065787b"/>
    </style:style>
    <style:style style:name="P120" style:family="paragraph" style:parent-style-name="Standard" style:list-style-name="L1">
      <style:text-properties officeooo:rsid="0022ecb0" officeooo:paragraph-rsid="006b71d2"/>
    </style:style>
    <style:style style:name="P121" style:family="paragraph" style:parent-style-name="Standard" style:list-style-name="L1">
      <style:text-properties officeooo:rsid="0022ecb0" officeooo:paragraph-rsid="00705583"/>
    </style:style>
    <style:style style:name="P122" style:family="paragraph" style:parent-style-name="Standard" style:list-style-name="L1">
      <style:text-properties officeooo:rsid="0022ecb0" officeooo:paragraph-rsid="0090f3fd"/>
    </style:style>
    <style:style style:name="P123" style:family="paragraph" style:parent-style-name="Standard" style:list-style-name="L1">
      <style:text-properties officeooo:rsid="0022ecb0" officeooo:paragraph-rsid="009bd657"/>
    </style:style>
    <style:style style:name="P124" style:family="paragraph" style:parent-style-name="Standard" style:list-style-name="L1">
      <style:text-properties officeooo:rsid="0022ecb0" officeooo:paragraph-rsid="00a42632"/>
    </style:style>
    <style:style style:name="P125" style:family="paragraph" style:parent-style-name="Standard" style:list-style-name="L1">
      <style:text-properties officeooo:rsid="001fe53f" officeooo:paragraph-rsid="002b0885"/>
    </style:style>
    <style:style style:name="P126" style:family="paragraph" style:parent-style-name="Standard" style:list-style-name="L1">
      <style:text-properties officeooo:rsid="001fe53f" officeooo:paragraph-rsid="009275c3"/>
    </style:style>
    <style:style style:name="P127" style:family="paragraph" style:parent-style-name="Standard" style:list-style-name="L1">
      <style:text-properties officeooo:rsid="001fe53f" officeooo:paragraph-rsid="00936b27"/>
    </style:style>
    <style:style style:name="P128" style:family="paragraph" style:parent-style-name="Standard" style:list-style-name="L1">
      <style:text-properties officeooo:rsid="001fe53f" officeooo:paragraph-rsid="00b22a19"/>
    </style:style>
    <style:style style:name="P129" style:family="paragraph" style:parent-style-name="Standard" style:list-style-name="L1">
      <style:text-properties officeooo:rsid="001fe53f" officeooo:paragraph-rsid="00b702af"/>
    </style:style>
    <style:style style:name="P130" style:family="paragraph" style:parent-style-name="Standard" style:list-style-name="L1">
      <style:text-properties officeooo:rsid="004c92d4" officeooo:paragraph-rsid="004c92d4"/>
    </style:style>
    <style:style style:name="P131" style:family="paragraph" style:parent-style-name="Standard" style:list-style-name="L1">
      <style:text-properties officeooo:rsid="004c92d4" officeooo:paragraph-rsid="004e2e84"/>
    </style:style>
    <style:style style:name="P132" style:family="paragraph" style:parent-style-name="Standard" style:list-style-name="L1">
      <style:text-properties officeooo:rsid="004c92d4" officeooo:paragraph-rsid="007f8263"/>
    </style:style>
    <style:style style:name="P133" style:family="paragraph" style:parent-style-name="Standard" style:list-style-name="L1">
      <style:text-properties officeooo:rsid="004c92d4" officeooo:paragraph-rsid="00705583"/>
    </style:style>
    <style:style style:name="P134" style:family="paragraph" style:parent-style-name="Standard" style:list-style-name="L1">
      <style:text-properties officeooo:rsid="004c92d4" officeooo:paragraph-rsid="009bd657"/>
    </style:style>
    <style:style style:name="P135" style:family="paragraph" style:parent-style-name="Standard" style:list-style-name="L1">
      <style:text-properties officeooo:rsid="0079ddd6" officeooo:paragraph-rsid="0079ddd6"/>
    </style:style>
    <style:style style:name="P136" style:family="paragraph" style:parent-style-name="Standard" style:list-style-name="L1">
      <style:text-properties officeooo:rsid="0079ddd6" officeooo:paragraph-rsid="007f8263"/>
    </style:style>
    <style:style style:name="P137" style:family="paragraph" style:parent-style-name="Standard" style:list-style-name="L1">
      <style:text-properties officeooo:rsid="0079ddd6" officeooo:paragraph-rsid="009076c0"/>
    </style:style>
    <style:style style:name="P138" style:family="paragraph" style:parent-style-name="Standard" style:list-style-name="L1">
      <style:text-properties officeooo:rsid="0079ddd6" officeooo:paragraph-rsid="009bd657"/>
    </style:style>
    <style:style style:name="P139" style:family="paragraph" style:parent-style-name="Standard">
      <style:text-properties officeooo:paragraph-rsid="009bd657"/>
    </style:style>
    <style:style style:name="P140" style:family="paragraph" style:parent-style-name="Standard">
      <style:text-properties fo:font-weight="normal" officeooo:paragraph-rsid="009bd657" style:font-weight-asian="normal" style:font-weight-complex="normal"/>
    </style:style>
    <style:style style:name="P141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142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143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144" style:family="paragraph" style:parent-style-name="Standard">
      <style:text-properties fo:font-weight="normal" officeooo:rsid="0023fa39" officeooo:paragraph-rsid="009d0da1" style:font-weight-asian="normal" style:font-weight-complex="normal"/>
    </style:style>
    <style:style style:name="P145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146" style:family="paragraph" style:parent-style-name="Standard">
      <style:text-properties fo:font-weight="normal" officeooo:paragraph-rsid="009f571e" style:font-weight-asian="normal" style:font-weight-complex="normal"/>
    </style:style>
    <style:style style:name="P147" style:family="paragraph" style:parent-style-name="Standard">
      <style:text-properties fo:font-weight="normal" officeooo:paragraph-rsid="00a25e94" style:font-weight-asian="normal" style:font-weight-complex="normal"/>
    </style:style>
    <style:style style:name="P148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49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50" style:family="paragraph" style:parent-style-name="Standard">
      <style:text-properties fo:font-weight="bold" officeooo:paragraph-rsid="009d0da1" style:font-weight-asian="bold" style:font-weight-complex="bold"/>
    </style:style>
    <style:style style:name="P151" style:family="paragraph" style:parent-style-name="Standard">
      <style:text-properties fo:font-weight="bold" officeooo:paragraph-rsid="009f571e" style:font-weight-asian="bold" style:font-weight-complex="bold"/>
    </style:style>
    <style:style style:name="P152" style:family="paragraph" style:parent-style-name="Standard">
      <style:text-properties fo:font-size="10pt" officeooo:paragraph-rsid="009d0da1" style:font-size-asian="10pt" style:font-size-complex="10pt"/>
    </style:style>
    <style:style style:name="P153" style:family="paragraph" style:parent-style-name="Standard">
      <style:text-properties fo:font-size="10pt" officeooo:paragraph-rsid="009f571e" style:font-size-asian="10pt" style:font-size-complex="10pt"/>
    </style:style>
    <style:style style:name="P154" style:family="paragraph" style:parent-style-name="Standard">
      <style:text-properties officeooo:paragraph-rsid="009d0da1"/>
    </style:style>
    <style:style style:name="P155" style:family="paragraph" style:parent-style-name="Standard">
      <style:text-properties officeooo:paragraph-rsid="009f571e"/>
    </style:style>
    <style:style style:name="P156" style:family="paragraph" style:parent-style-name="Standard" style:list-style-name="L1">
      <style:text-properties officeooo:rsid="00aa6e09" officeooo:paragraph-rsid="00aa6e09"/>
    </style:style>
    <style:style style:name="P157" style:family="paragraph" style:parent-style-name="Standard" style:list-style-name="L1">
      <style:text-properties officeooo:rsid="00ade135" officeooo:paragraph-rsid="00ade135"/>
    </style:style>
    <style:style style:name="P158" style:family="paragraph" style:parent-style-name="Heading_20_5">
      <style:text-properties officeooo:paragraph-rsid="009bd657"/>
    </style:style>
    <style:style style:name="P159" style:family="paragraph" style:parent-style-name="Heading_20_5">
      <style:text-properties officeooo:paragraph-rsid="009d0da1"/>
    </style:style>
    <style:style style:name="P160" style:family="paragraph" style:parent-style-name="Heading_20_5">
      <style:text-properties officeooo:paragraph-rsid="009f571e"/>
    </style:style>
    <style:style style:name="P16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62" style:family="paragraph" style:parent-style-name="Title" style:master-page-name="Conversion_20_2">
      <style:paragraph-properties style:page-number="auto"/>
    </style:style>
    <style:style style:name="P163" style:family="paragraph" style:parent-style-name="Title" style:master-page-name="Conversion_20_3">
      <style:paragraph-properties style:page-number="auto"/>
    </style:style>
    <style:style style:name="P164" style:family="paragraph" style:parent-style-name="Title" style:master-page-name="Conversion_20_4">
      <style:paragraph-properties style:page-number="auto"/>
    </style:style>
    <style:style style:name="P165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66" style:family="paragraph" style:parent-style-name="Title" style:master-page-name="Conversion_20_5">
      <style:paragraph-properties style:page-number="auto"/>
    </style:style>
    <style:style style:name="P167" style:family="paragraph" style:parent-style-name="Title" style:master-page-name="Conversion_20_6">
      <style:paragraph-properties style:page-number="auto"/>
    </style:style>
    <style:style style:name="P168" style:family="paragraph" style:parent-style-name="Title" style:master-page-name="Conversion_20_7">
      <style:paragraph-properties style:page-number="auto"/>
    </style:style>
    <style:style style:name="P169" style:family="paragraph" style:parent-style-name="Title">
      <style:text-properties officeooo:paragraph-rsid="009d0da1"/>
    </style:style>
    <style:style style:name="P170" style:family="paragraph" style:parent-style-name="Title">
      <style:text-properties officeooo:paragraph-rsid="009f571e"/>
    </style:style>
    <style:style style:name="P171" style:family="paragraph" style:parent-style-name="Title" style:master-page-name="Conversion_20_7">
      <style:paragraph-properties style:page-number="auto"/>
      <style:text-properties officeooo:paragraph-rsid="009d0da1"/>
    </style:style>
    <style:style style:name="P172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normal" officeooo:rsid="00b22a19" style:font-weight-asian="normal" style:font-weight-complex="normal"/>
    </style:style>
    <style:style style:name="T34" style:family="text">
      <style:text-properties fo:font-weight="normal" officeooo:rsid="00b702af" style:font-weight-asian="normal" style:font-weight-complex="normal"/>
    </style:style>
    <style:style style:name="T35" style:family="text">
      <style:text-properties fo:font-weight="normal" officeooo:rsid="00b8b2d6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language="en" fo:country="GB"/>
    </style:style>
    <style:style style:name="T38" style:family="text">
      <style:text-properties style:text-position="super 58%" style:font-name="Times" fo:language="en" fo:country="GB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1c4603"/>
    </style:style>
    <style:style style:name="T41" style:family="text">
      <style:text-properties officeooo:rsid="001f5e75"/>
    </style:style>
    <style:style style:name="T42" style:family="text">
      <style:text-properties officeooo:rsid="00259705"/>
    </style:style>
    <style:style style:name="T43" style:family="text">
      <style:text-properties style:font-name="DejaVu Sans Mono" fo:font-size="9pt" style:font-size-asian="9pt" style:font-size-complex="9pt"/>
    </style:style>
    <style:style style:name="T44" style:family="text">
      <style:text-properties style:font-name="DejaVu Sans Mono" fo:font-size="9pt" officeooo:rsid="001f5e75" style:font-size-asian="9pt" style:font-size-complex="9pt"/>
    </style:style>
    <style:style style:name="T45" style:family="text">
      <style:text-properties style:font-name="DejaVu Sans Mono" fo:font-size="9pt" officeooo:rsid="002cd033" style:font-size-asian="9pt" style:font-size-complex="9pt"/>
    </style:style>
    <style:style style:name="T46" style:family="text">
      <style:text-properties style:font-name="DejaVu Sans Mono" fo:font-size="9pt" officeooo:rsid="002e078d" style:font-size-asian="9pt" style:font-size-complex="9pt"/>
    </style:style>
    <style:style style:name="T47" style:family="text">
      <style:text-properties style:font-name="DejaVu Sans Mono" fo:font-size="9pt" officeooo:rsid="002e7d4b" style:font-size-asian="9pt" style:font-size-complex="9pt"/>
    </style:style>
    <style:style style:name="T48" style:family="text">
      <style:text-properties style:font-name="DejaVu Sans Mono" fo:font-size="9pt" officeooo:rsid="003404e0" style:font-size-asian="9pt" style:font-size-complex="9pt"/>
    </style:style>
    <style:style style:name="T49" style:family="text">
      <style:text-properties style:font-name="DejaVu Sans Mono" fo:font-size="9pt" officeooo:rsid="0034d311" style:font-size-asian="9pt" style:font-size-complex="9pt"/>
    </style:style>
    <style:style style:name="T50" style:family="text">
      <style:text-properties style:font-name="DejaVu Sans Mono" fo:font-size="9pt" officeooo:rsid="003c38df" style:font-size-asian="9pt" style:font-size-complex="9pt"/>
    </style:style>
    <style:style style:name="T51" style:family="text">
      <style:text-properties style:font-name="DejaVu Sans Mono" fo:font-size="9pt" officeooo:rsid="009d0da1" style:font-size-asian="9pt" style:font-size-complex="9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cd033" style:font-style-asian="italic" style:font-style-complex="italic"/>
    </style:style>
    <style:style style:name="T54" style:family="text">
      <style:text-properties fo:font-style="italic" officeooo:rsid="001e80b3" style:font-style-asian="italic" style:font-style-complex="italic"/>
    </style:style>
    <style:style style:name="T55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6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7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8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59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60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61" style:family="text">
      <style:text-properties officeooo:rsid="002b0885"/>
    </style:style>
    <style:style style:name="T62" style:family="text">
      <style:text-properties officeooo:rsid="002cd033"/>
    </style:style>
    <style:style style:name="T63" style:family="text">
      <style:text-properties officeooo:rsid="002e078d"/>
    </style:style>
    <style:style style:name="T64" style:family="text">
      <style:text-properties officeooo:rsid="002e7d4b"/>
    </style:style>
    <style:style style:name="T65" style:family="text">
      <style:text-properties officeooo:rsid="00336224"/>
    </style:style>
    <style:style style:name="T66" style:family="text">
      <style:text-properties officeooo:rsid="00337f8b"/>
    </style:style>
    <style:style style:name="T67" style:family="text">
      <style:text-properties officeooo:rsid="0034d311"/>
    </style:style>
    <style:style style:name="T68" style:family="text">
      <style:text-properties officeooo:rsid="003aa67f"/>
    </style:style>
    <style:style style:name="T69" style:family="text">
      <style:text-properties officeooo:rsid="003c38df"/>
    </style:style>
    <style:style style:name="T70" style:family="text">
      <style:text-properties officeooo:rsid="00505e43"/>
    </style:style>
    <style:style style:name="T71" style:family="text">
      <style:text-properties officeooo:rsid="005be198"/>
    </style:style>
    <style:style style:name="T72" style:family="text">
      <style:text-properties officeooo:rsid="005cb7f4"/>
    </style:style>
    <style:style style:name="T73" style:family="text">
      <style:text-properties officeooo:rsid="0063b9a9"/>
    </style:style>
    <style:style style:name="T74" style:family="text">
      <style:text-properties officeooo:rsid="006b71d2"/>
    </style:style>
    <style:style style:name="T75" style:family="text">
      <style:text-properties officeooo:rsid="00705583"/>
    </style:style>
    <style:style style:name="T76" style:family="text">
      <style:text-properties officeooo:rsid="007b16dc"/>
    </style:style>
    <style:style style:name="T77" style:family="text">
      <style:text-properties officeooo:rsid="00887601"/>
    </style:style>
    <style:style style:name="T78" style:family="text">
      <style:text-properties officeooo:rsid="0094cc57"/>
    </style:style>
    <style:style style:name="T79" style:family="text">
      <style:text-properties officeooo:rsid="0099f562"/>
    </style:style>
    <style:style style:name="T80" style:family="text">
      <style:text-properties officeooo:rsid="009bd657"/>
    </style:style>
    <style:style style:name="T81" style:family="text">
      <style:text-properties officeooo:rsid="001e952c"/>
    </style:style>
    <style:style style:name="T82" style:family="text">
      <style:text-properties officeooo:rsid="009d0da1"/>
    </style:style>
    <style:style style:name="T83" style:family="text">
      <style:text-properties officeooo:rsid="009d7ddc"/>
    </style:style>
    <style:style style:name="T84" style:family="text">
      <style:text-properties officeooo:rsid="00a0be20"/>
    </style:style>
    <style:style style:name="T85" style:family="text">
      <style:text-properties officeooo:rsid="001e80b3"/>
    </style:style>
    <style:style style:name="T86" style:family="text">
      <style:text-properties officeooo:rsid="00ab577c"/>
    </style:style>
    <style:style style:name="T87" style:family="text">
      <style:text-properties officeooo:rsid="00ae0caa"/>
    </style:style>
    <style:style style:name="T88" style:family="text">
      <style:text-properties officeooo:rsid="00b1ad48"/>
    </style:style>
    <style:style style:name="T89" style:family="text">
      <style:text-properties officeooo:rsid="00ba415c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INF112 — Dossier de validation prévisionnel</text:p>
      <text:p text:style-name="P78"/>
      <text:p text:style-name="Heading_20_2"><text:span text:style-name="T39">Avertissement</text:span> :</text:p>
      <text:p text:style-name="P84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75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34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34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36">Date de dernière mise à jour : </text:span>1<text:span text:style-name="T40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76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6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36">Critère (s) de validation</text:span><text:span text:style-name="T3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37">Tests OK</text:span><text:span text:style-name="T38">2</text:span></text:p></table:table-cell><table:table-cell table:style-name="Tableau2.A1" office:value-type="string"><text:p text:style-name="P24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8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6">Résultat</text:span><text:span text:style-name="T3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6">Gravité de l’anomalie </text:span><text:span text:style-name="T3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6">Résultat</text:span><text:span text:style-name="T3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6">Gravité de l’anomalie </text:span><text:span text:style-name="T3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79">Fiche de test N°3</text:p>
      <text:p text:style-name="Title"/>
      <text:p text:style-name="P7">Objectif du test :</text:p>
      <text:p text:style-name="P35">Tester la méthode <text:span text:style-name="T43">addItemBook</text:span> dans le cas nominal.</text:p>
      <text:p text:style-name="P10"/>
      <text:p text:style-name="P36"><text:span text:style-name="T52">But principal :</text:span> vérification de l’ajout du livre après utilisation de <text:span text:style-name="T43">addItemBook</text:span> avec des paramètres d’entrées corrects.</text:p>
      <text:p text:style-name="P36"/>
      <text:p text:style-name="P45"><text:span text:style-name="T52">But secondaire :</text:span> <text:span text:style-name="T41">Vérification de la levée de l’exception </text:span><text:span text:style-name="T44">ItemBookAlreadyExists</text:span><text:span text:style-name="T41"> par la méthode </text:span><text:span text:style-name="T58">addItemBook</text:span><text:span text:style-name="T41"> pour tous les cas prévus dans l’API.</text:span></text:p>
      <text:p text:style-name="P7"/>
      <text:p text:style-name="P7"/>
      <text:p text:style-name="P7"/>
      <text:p text:style-name="P7">Description (scénario) :</text:p>
      <text:list xml:id="list68817720635774187" text:style-name="L1">
        <text:list-item>
          <text:p text:style-name="P102"><text:span text:style-name="T2">Utilisation de </text:span><text:span text:style-name="T55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03"><text:span text:style-name="T4">Utilisation de </text:span><text:span text:style-name="T55">addItemBook</text:span><text:span text:style-name="T4"> pour l’ajout d’un livre avec l’auteur identique au précédent, mais avec un titre différent.</text:span></text:p>
        </text:list-item>
        <text:list-item>
          <text:p text:style-name="P107"><text:span text:style-name="T2">Utilisation de </text:span><text:span text:style-name="T55">addItemBook</text:span><text:span text:style-name="T2"> pour l’ajout d’un livre identique au précédent.</text:span></text:p>
        </text:list-item>
        <text:list-item>
          <text:p text:style-name="P115"><text:span text:style-name="T2">Ut</text:span><text:span text:style-name="T12">i</text:span><text:span text:style-name="T2">lisation de </text:span><text:span text:style-name="T55">addItemBook</text:span><text:span text:style-name="T2"> pour l’ajout d’un livre identique au précédent, mais avec une casse différente pour le titre.</text:span></text:p>
        </text:list-item>
        <text:list-item>
          <text:p text:style-name="P87"><text:span text:style-name="T13">Utilisation de </text:span><text:span text:style-name="T55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56">L’ajout de livres avec des paramètres corrects <text:span text:style-name="T42">(cas 1 et 2)</text:span> ne doit pas lever d’exception, le nombre de livres après ces ajouts doit avoir augmenté en conséquence.</text:p>
      <text:p text:style-name="P56"/>
      <text:p text:style-name="P69"><text:span text:style-name="T42">L’ajout de livres déjà existants (cas 3 à 5) doit lever l’exception </text:span><text:span text:style-name="T58">ItemBookAlreadyExists</text:span><text:span text:style-name="T42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25"/>
      <text:p text:style-name="P26"/>
      <text:p text:style-name="P26"/>
      <text:p text:style-name="Heading_20_5">Conclusion :</text:p>
      <text:p text:style-name="P162">Fiche de test N°4</text:p>
      <text:p text:style-name="Title"/>
      <text:p text:style-name="P17">Objectif du test :</text:p>
      <text:p text:style-name="P37">Tester la méthode <text:span text:style-name="T43">addItemBook</text:span> <text:span text:style-name="T61">sur les cas d’anomalie</text:span>.</text:p>
      <text:p text:style-name="P11"/>
      <text:p text:style-name="P38"><text:span text:style-name="T52">But principal :</text:span> vérification de l<text:span text:style-name="T62">a levée des exceptions </text:span><text:span text:style-name="T45">BadEntry</text:span><text:span text:style-name="T62"> et </text:span><text:span text:style-name="T47">NotMember</text:span><text:span text:style-name="T62"> </text:span>après utilisation de <text:span text:style-name="T43">addItemBook</text:span> avec des paramètres d’entrées <text:span text:style-name="T62">in</text:span>corrects.</text:p>
      <text:p text:style-name="P37"/>
      <text:p text:style-name="P47"><text:span text:style-name="T53">Rappel</text:span><text:span text:style-name="T52"> :</text:span></text:p>
      <text:p text:style-name="P47"><text:span text:style-name="T63">Les 6 cas de levée de l’exception </text:span><text:span text:style-name="T45">BadEntry</text:span><text:span text:style-name="T63"> par la méthode </text:span><text:span text:style-name="T46">addItemBook</text:span><text:span text:style-name="T63"> prévus dans l’API sont :</text:span></text:p>
      <text:p text:style-name="P51">— <text:span text:style-name="T63">si le pseudo n’est pas instancié ou a moins de 1 caractère, autre que des espaces.</text:span></text:p>
      <text:p text:style-name="P51">— <text:span text:style-name="T63">si le password n’est pas instancié ou a moins de 4 caractère, autre que des espaces au debut et a la fin.</text:span></text:p>
      <text:p text:style-name="P46">— <text:span text:style-name="T63">si le titre n’est pas instancié ou a moins de 1 caractère, autre que des espaces.</text:span></text:p>
      <text:p text:style-name="P46">— <text:span text:style-name="T63">si le genre n’est pas instancié.</text:span></text:p>
      <text:p text:style-name="P46">— <text:span text:style-name="T63">si l’auteur n’est pas instancié.</text:span></text:p>
      <text:p text:style-name="P46">— <text:span text:style-name="T63">si le nombre de pages n’est pas positif.</text:span></text:p>
      <text:p text:style-name="P46"/>
      <text:p text:style-name="P47"><text:span text:style-name="T63">Les 2 cas de levée de l’exception </text:span><text:span text:style-name="T47">NotMember</text:span><text:span text:style-name="T63"> par la méthode </text:span><text:span text:style-name="T46">addItemBook</text:span><text:span text:style-name="T63"> prévus dans l’API sont :</text:span></text:p>
      <text:p text:style-name="P47">— <text:span text:style-name="T63">si le pseudo n’est pas celui d’un membre.</text:span></text:p>
      <text:p text:style-name="P47">— <text:span text:style-name="T64">si le pseudo et le password ne correspondent pas.</text:span></text:p>
      <text:p text:style-name="P17"/>
      <text:p text:style-name="P17"/>
      <text:p text:style-name="P17">Description (scénario) :</text:p>
      <text:list xml:id="list153339461563888" text:continue-list="list68817720635774187" text:style-name="L1">
        <text:list-item text:start-value="1">
          <text:p text:style-name="P104"><text:span text:style-name="T2">Utilisation de </text:span><text:span text:style-name="T55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08"><text:span text:style-name="T2">Utilisation de </text:span><text:span text:style-name="T55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16"><text:span text:style-name="T8">Utilisation</text:span><text:span text:style-name="T2"> de </text:span><text:span text:style-name="T55">addItemBook</text:span><text:span text:style-name="T2"> pour l’ajout d’un livre </text:span><text:span text:style-name="T7">avec genre non instancié.</text:span></text:p>
        </text:list-item>
        <text:list-item>
          <text:p text:style-name="P116"><text:span text:style-name="T2">Utilisation de </text:span><text:span text:style-name="T55">addItemBook</text:span><text:span text:style-name="T2"> pour l’ajout d’un livre </text:span><text:span text:style-name="T7">avec un auteur non instancié.</text:span></text:p>
        </text:list-item>
        <text:list-item>
          <text:p text:style-name="P125"><text:span text:style-name="T2">Ut</text:span><text:span text:style-name="T4">ilisation de </text:span><text:span text:style-name="T55">addItemBook</text:span><text:span text:style-name="T4"> pour l’ajout d’un livre avec </text:span><text:span text:style-name="T7">un nombre de pages négatif.</text:span></text:p>
        </text:list-item>
        <text:list-item>
          <text:p text:style-name="P129"><text:span text:style-name="T2">Ut</text:span><text:span text:style-name="T4">ilisation de </text:span><text:span text:style-name="T55">addItemBook</text:span><text:span text:style-name="T4"> pour l’ajout d’un livre avec </text:span><text:span text:style-name="T7">un nombre </text:span><text:span text:style-name="T34">de pages </text:span><text:span text:style-name="T35">égal</text:span><text:span text:style-name="T34"> a 0</text:span><text:span text:style-name="T7">.</text:span></text:p>
        </text:list-item>
        <text:list-item>
          <text:p text:style-name="P130"><text:span text:style-name="T4">Utilisation de </text:span><text:span text:style-name="T55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30"><text:span text:style-name="T4">Utilisation de </text:span><text:span text:style-name="T55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31"><text:span text:style-name="T4">Utilisation de </text:span><text:span text:style-name="T55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35"><text:span text:style-name="T6">U</text:span><text:span text:style-name="T2">tilisation de </text:span><text:span text:style-name="T55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88"><text:span text:style-name="T4">Utilisation de </text:span><text:span text:style-name="T55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89"><text:span text:style-name="T4">Utilisation de </text:span><text:span text:style-name="T55">addItemBook</text:span><text:span text:style-name="T4"> pour l’ajout d’un livre avec </text:span><text:span text:style-name="T7">un password qui ne correspond au pseudo.</text:span></text:p>
        </text:list-item>
      </text:list>
      <text:p text:style-name="P17"/>
      <text:p text:style-name="P17"/>
      <text:p text:style-name="P17">Résultats attendus :</text:p>
      <text:p text:style-name="P60">Dans les cas <text:span text:style-name="T70">1</text:span> à <text:span text:style-name="T89">10</text:span> (inclus), l’exception <text:span text:style-name="T45">BadEntry</text:span> doit être levée. Après la levée de l’exception, <text:span text:style-name="T66">le nombre de livres ne doit pas avoir changé.</text:span></text:p>
      <text:p text:style-name="P65"><text:span text:style-name="T65">Dans les cas 11 à 12, l’exception </text:span><text:span text:style-name="T48">NotMember</text:span><text:span text:style-name="T65"> doit être levée. Après la levée de l’exception, le nombre de livres ne doit pas avoir changé.</text:span></text:p>
      <text:p text:style-name="P17"/>
      <text:p text:style-name="P17"/>
      <text:p text:style-name="P17">Résultats observés :</text:p>
      <text:p text:style-name="P30"/>
      <text:p text:style-name="P27"/>
      <text:p text:style-name="P80">Conclusion :</text:p>
      <text:p text:style-name="P163">Fiche de test N°5</text:p>
      <text:p text:style-name="Title"/>
      <text:p text:style-name="P17">Objectif du test :</text:p>
      <text:p text:style-name="P37">Tester la méthode <text:span text:style-name="T49">reviewItemBook</text:span> dans le cas nominal.</text:p>
      <text:p text:style-name="P11"/>
      <text:p text:style-name="P37"><text:span text:style-name="T52">But principal :</text:span> vérification de l’ajout d<text:span text:style-name="T67">e l’avis</text:span> après utilisation de <text:span text:style-name="T67">review</text:span><text:span text:style-name="T43">ItemBook</text:span> avec des paramètres d’entrées corrects.</text:p>
      <text:p text:style-name="P17"/>
      <text:p text:style-name="P17"/>
      <text:p text:style-name="P17"/>
      <text:p text:style-name="P17">Description (scénario) :</text:p>
      <text:list xml:id="list153340371134036" text:continue-list="list153339461563888" text:style-name="L1">
        <text:list-item text:start-value="1">
          <text:p text:style-name="P88"><text:span text:style-name="T3">Utilisation de </text:span><text:span text:style-name="T55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99"><text:span text:style-name="T3">Utilisation de </text:span><text:span text:style-name="T55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156"><text:span text:style-name="T3">Utilisation de </text:span><text:span text:style-name="T55">reviewItemBook</text:span><text:span text:style-name="T3"> pour l’ajout d’un avis avec </text:span><text:span text:style-name="T2">un titre avec des espaces au </text:span><text:span text:style-name="T28">début</text:span><text:span text:style-name="T2"> et à la fin.</text:span></text:p>
        </text:list-item>
        <text:list-item>
          <text:p text:style-name="P90"><text:span text:style-name="T3">Utilisation de </text:span><text:span text:style-name="T55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1"><text:span text:style-name="T3">Utilisation de </text:span><text:span text:style-name="T55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17"/>
      <text:p text:style-name="P17"/>
      <text:p text:style-name="P17"/>
      <text:p text:style-name="P17">Résultats attendus :</text:p>
      <text:p text:style-name="P57">L’ajout d’un avis avec des paramètres corrects (<text:span text:style-name="T86">tous les cas</text:span>) ne doit pas lever d’exception. La note moyenne renvoyée doit être é<text:span text:style-name="T72">gale à <text:s/>la moyenne arithmétique des notes ajout</text:span>é<text:span text:style-name="T71">es</text:span>.</text:p>
      <text:p text:style-name="P17"/>
      <text:p text:style-name="P17"/>
      <text:p text:style-name="P17"/>
      <text:p text:style-name="P17">Résultats observés :</text:p>
      <text:p text:style-name="P17"/>
      <text:p text:style-name="P17"/>
      <text:p text:style-name="P30"/>
      <text:p text:style-name="P80">Conclusion :</text:p>
      <text:p text:style-name="P164">Fiche de test N°6</text:p>
      <text:p text:style-name="Title"/>
      <text:p text:style-name="P18">Objectif du test :</text:p>
      <text:p text:style-name="P39">Tester la méthode <text:span text:style-name="T49">reviewItemBook</text:span> <text:span text:style-name="T68">sur les cas d’anomalie</text:span>.</text:p>
      <text:p text:style-name="P12"/>
      <text:p text:style-name="P39"><text:span text:style-name="T52">But principal :</text:span> <text:span text:style-name="T69">vérification de la levée des exceptions </text:span><text:span text:style-name="T50">BadEntry, N</text:span><text:span text:style-name="T49">otItem, </text:span><text:span text:style-name="T50">NotMember</text:span><text:span text:style-name="T41"> par la méthode review</text:span><text:span text:style-name="T58">ItemBook</text:span><text:span text:style-name="T41"> pour tous les cas prévus dans l’API.</text:span></text:p>
      <text:p text:style-name="P40"/>
      <text:p text:style-name="P48"><text:span text:style-name="T53">Rappel</text:span><text:span text:style-name="T52"> :</text:span></text:p>
      <text:p text:style-name="P48"><text:span text:style-name="T63">Les 5 cas de levée de l’exception </text:span><text:span text:style-name="T45">BadEntry</text:span><text:span text:style-name="T63"> par la méthode review</text:span><text:span text:style-name="T46">ItemBook</text:span><text:span text:style-name="T63"> prévus dans l’API sont :</text:span></text:p>
      <text:p text:style-name="P52">— <text:span text:style-name="T63">si le pseudo n’est pas instancié ou a moins de 1 caractère, autre que des espaces.</text:span></text:p>
      <text:p text:style-name="P52">— <text:span text:style-name="T63">si le password n’est pas instancié ou a moins de 4 caractères, autres que des espaces au début et à la fin.</text:span></text:p>
      <text:p text:style-name="P53">— <text:span text:style-name="T63">si le titre n'est pas instancié ou a moins de 1 caractère, autre que des espaces.</text:span></text:p>
      <text:p text:style-name="P48">— <text:span text:style-name="T63">si la note n’est pas comprise dans [0.0, 5.0].</text:span></text:p>
      <text:p text:style-name="P48">— <text:span text:style-name="T63">si le commentaire n’est pas instancié.</text:span></text:p>
      <text:p text:style-name="P48"/>
      <text:p text:style-name="P48"><text:span text:style-name="T63">Le cas de levée de l’exception </text:span><text:span text:style-name="T47">Not</text:span><text:span text:style-name="T50">Item</text:span><text:span text:style-name="T63"> par la méthode review</text:span><text:span text:style-name="T46">ItemBook</text:span><text:span text:style-name="T63"> prévu dans l’API est :</text:span></text:p>
      <text:p text:style-name="P48">— <text:span text:style-name="T63">si le titre n’est pas celui d’un livre.</text:span></text:p>
      <text:p text:style-name="P48"/>
      <text:p text:style-name="P48"><text:span text:style-name="T63">Les 2 cas de levée de l’exception </text:span><text:span text:style-name="T47">NotMember</text:span><text:span text:style-name="T63"> par la méthode review</text:span><text:span text:style-name="T46">ItemBook</text:span><text:span text:style-name="T63"> prévus dans l’API sont :</text:span></text:p>
      <text:p text:style-name="P48">— <text:span text:style-name="T63">si le pseudo n’est pas celui d’un membre.</text:span></text:p>
      <text:p text:style-name="P48">— <text:span text:style-name="T64">si le pseudo et le password ne correspondent pas.</text:span></text:p>
      <text:p text:style-name="P18"/>
      <text:p text:style-name="P7"/>
      <text:p text:style-name="P19">Description (scénario) :</text:p>
      <text:list xml:id="list153338940001711" text:continue-list="list153340371134036" text:style-name="L1">
        <text:list-item text:start-value="1">
          <text:p text:style-name="P109"><text:span text:style-name="T2">Utilisation de </text:span><text:span text:style-name="T55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0"><text:span text:style-name="T6">Utilisation de </text:span><text:span text:style-name="T55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17"><text:span text:style-name="T8">Utilisation</text:span><text:span text:style-name="T2"> de </text:span><text:span text:style-name="T56">review</text:span><text:span text:style-name="T55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18"><text:span text:style-name="T8">Utilisation</text:span><text:span text:style-name="T7"> de </text:span><text:span text:style-name="T56">review</text:span><text:span text:style-name="T55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1"><text:span text:style-name="T7">Utilisation de </text:span><text:span text:style-name="T56">review</text:span><text:span text:style-name="T55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6"><text:span text:style-name="T6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19"><text:span text:style-name="T6">Utilisation de </text:span><text:span text:style-name="T56">review</text:span><text:span text:style-name="T55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9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9"/>
      <text:p text:style-name="P19"/>
      <text:p text:style-name="P19">Résultats attendus :</text:p>
      <text:p text:style-name="P62">Dans les cas <text:span text:style-name="T73">1 à 9</text:span> (inclus), l’exception <text:span text:style-name="T45">BadEntry</text:span> doit être levée.</text:p>
      <text:p text:style-name="P66">Dans le cas <text:span text:style-name="T77">10</text:span>, l’exception <text:span text:style-name="T47">Not</text:span><text:span text:style-name="T50">Item</text:span> doit être levée.</text:p>
      <text:p text:style-name="P68"><text:span text:style-name="T65">Dans les cas 11 à 12, l’exception </text:span><text:span text:style-name="T48">NotMember</text:span><text:span text:style-name="T65"> doit être levée.</text:span></text:p>
      <text:p text:style-name="P68"/>
      <text:p text:style-name="P61">Après la levée des exceptions, la note moyenne du livre ne doit pas avoir changé.</text:p>
      <text:p text:style-name="P72"/>
      <text:p text:style-name="P7">Résultats observés :</text:p>
      <text:p text:style-name="P25"/>
      <text:p text:style-name="P25"/>
      <text:p text:style-name="Heading_20_5">Conclusion :</text:p>
      <text:p text:style-name="P166">Fiche de test N°<text:span text:style-name="T74">7</text:span></text:p>
      <text:p text:style-name="Title"/>
      <text:p text:style-name="P20">Objectif du test :</text:p>
      <text:p text:style-name="P41">Tester la méthode <text:span text:style-name="T43">addItemFilm</text:span> dans le cas nominal.</text:p>
      <text:p text:style-name="P13"/>
      <text:p text:style-name="P41"><text:span text:style-name="T52">But principal :</text:span> vérification de l’ajout du film après utilisation de <text:span text:style-name="T43">addItemFilm</text:span> avec des paramètres d’entrées corrects.</text:p>
      <text:p text:style-name="P41"/>
      <text:p text:style-name="P49"><text:span text:style-name="T52">But secondaire :</text:span> <text:span text:style-name="T41">Vérification de la levée de l’exception </text:span><text:span text:style-name="T44">ItemFilmAlreadyExists</text:span><text:span text:style-name="T41"> par la méthode </text:span><text:span text:style-name="T58">addItemFilm</text:span><text:span text:style-name="T41"> pour tous les cas prévus dans l’API.</text:span></text:p>
      <text:p text:style-name="P20"/>
      <text:p text:style-name="P20"/>
      <text:p text:style-name="P20"/>
      <text:p text:style-name="P20">Description (scénario) :</text:p>
      <text:list xml:id="list153340349323767" text:continue-list="list153338940001711" text:style-name="L1">
        <text:list-item text:start-value="1">
          <text:p text:style-name="P105"><text:span text:style-name="T2">Utilisation de </text:span><text:span text:style-name="T55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05"><text:span text:style-name="T4">Utilisation de </text:span><text:span text:style-name="T55">addItemFilm</text:span><text:span text:style-name="T4"> pour l’ajout d’un film identique au précédent, mais avec un titre différent.</text:span></text:p>
        </text:list-item>
        <text:list-item>
          <text:p text:style-name="P112"><text:span text:style-name="T2">Utilisation de </text:span><text:span text:style-name="T55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20"><text:span text:style-name="T2">Ut</text:span><text:span text:style-name="T12">i</text:span><text:span text:style-name="T2">lisation de </text:span><text:span text:style-name="T55">addItemFilm</text:span><text:span text:style-name="T2"> pour l’ajout d’un film identique au précédent, mais avec une casse différente pour le titre.</text:span></text:p>
        </text:list-item>
        <text:list-item>
          <text:p text:style-name="P93"><text:span text:style-name="T13">Utilisation de </text:span><text:span text:style-name="T55">addItemFilm</text:span><text:span text:style-name="T13"> pour l’ajout d’un film identique au précédent, mais avec des espaces avant et après le titre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58">L’ajout de films avec des paramètres corrects <text:span text:style-name="T42">(cas 1 et 2)</text:span> ne doit pas lever d’exception, le nombre de films après ces ajouts doit avoir augmenté en conséquence.</text:p>
      <text:p text:style-name="P58"/>
      <text:p text:style-name="P70"><text:span text:style-name="T42">L’ajout de films déjà existants (cas 3 à 5) doit lever l’exception </text:span><text:span text:style-name="T58">ItemFilmAlreadyExists</text:span><text:span text:style-name="T42">. Le nombre de films après ces ajouts ne doit pas avoir augmenté.</text:span></text:p>
      <text:p text:style-name="P20"/>
      <text:p text:style-name="P20"/>
      <text:p text:style-name="P20"/>
      <text:p text:style-name="P20">Résultats observés :</text:p>
      <text:p text:style-name="P31"/>
      <text:p text:style-name="P28"/>
      <text:p text:style-name="P28"/>
      <text:p text:style-name="P81">Conclusion :</text:p>
      <text:p text:style-name="P167">Fiche de test N°<text:span text:style-name="T75">8</text:span></text:p>
      <text:p text:style-name="Title"/>
      <text:p text:style-name="P21">Objectif du test :</text:p>
      <text:p text:style-name="P42">Tester la méthode <text:span text:style-name="T43">addItemFilm</text:span> <text:span text:style-name="T61">sur les cas d’anomalie</text:span>.</text:p>
      <text:p text:style-name="P14"/>
      <text:p text:style-name="P42"><text:span text:style-name="T52">But principal :</text:span> vérification de l<text:span text:style-name="T62">a levée des exceptions </text:span><text:span text:style-name="T45">BadEntry</text:span><text:span text:style-name="T62"> et </text:span><text:span text:style-name="T47">NotMember</text:span><text:span text:style-name="T62"> </text:span>après utilisation de <text:span text:style-name="T43">addItemFilm</text:span> avec des paramètres d’entrées <text:span text:style-name="T62">in</text:span>corrects.</text:p>
      <text:p text:style-name="P42"/>
      <text:p text:style-name="P50"><text:span text:style-name="T53">Rappel</text:span><text:span text:style-name="T52"> :</text:span></text:p>
      <text:p text:style-name="P50"><text:span text:style-name="T63">Les 7 cas de levée de l’exception </text:span><text:span text:style-name="T45">BadEntry</text:span><text:span text:style-name="T63"> par la méthode </text:span><text:span text:style-name="T46">addItemFilm</text:span><text:span text:style-name="T63"> prévus dans l’API sont :</text:span></text:p>
      <text:p text:style-name="P54">— <text:span text:style-name="T63">si le pseudo n’est pas instancié ou a moins de 1 caractère, autre que des espaces.</text:span></text:p>
      <text:p text:style-name="P54">— <text:span text:style-name="T63">si le password n’est pas instancié ou a moins de 4 caractères, autres que des espaces au début et à la fin.</text:span></text:p>
      <text:p text:style-name="P50">— <text:span text:style-name="T63">si le titre n’est pas instancié ou a moins de 1 caractère, autre que des espaces.</text:span></text:p>
      <text:p text:style-name="P50">— <text:span text:style-name="T63">si le genre n’est pas instancié.</text:span></text:p>
      <text:p text:style-name="P54">— <text:span text:style-name="T63">si le réalisateur n’est pas instancié.</text:span></text:p>
      <text:p text:style-name="P54">— <text:span text:style-name="T63">si le scénariste n’est pas instancié.</text:span></text:p>
      <text:p text:style-name="P54">— <text:span text:style-name="T63">si la durée n’est pas positive.</text:span></text:p>
      <text:p text:style-name="P50"/>
      <text:p text:style-name="P50"><text:span text:style-name="T63">Les 2 cas de levée de l’exception </text:span><text:span text:style-name="T47">NotMember</text:span><text:span text:style-name="T63"> par la méthode </text:span><text:span text:style-name="T46">addItemFilm</text:span><text:span text:style-name="T63"> prévus dans l’API sont :</text:span></text:p>
      <text:p text:style-name="P50">— <text:span text:style-name="T63">si le pseudo n’est pas celui d’un membre.</text:span></text:p>
      <text:p text:style-name="P50">— <text:span text:style-name="T64">si le pseudo et le password ne correspondent pas.</text:span></text:p>
      <text:p text:style-name="P21"/>
      <text:p text:style-name="P21"/>
      <text:p text:style-name="P21">Description (scénario) :</text:p>
      <text:list xml:id="list153339638518483" text:continue-list="list153340349323767" text:style-name="L1">
        <text:list-item text:start-value="1">
          <text:p text:style-name="P106"><text:span text:style-name="T2">Utilisation de </text:span><text:span text:style-name="T55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13"><text:span text:style-name="T2">Utilisation de </text:span><text:span text:style-name="T55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21"><text:span text:style-name="T8">Utilisation</text:span><text:span text:style-name="T2"> de </text:span><text:span text:style-name="T55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22"><text:span text:style-name="T2">Utilisation de </text:span><text:span text:style-name="T55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26"><text:span text:style-name="T2">Ut</text:span><text:span text:style-name="T4">ilisation de </text:span><text:span text:style-name="T55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27"><text:span text:style-name="T7">Ut</text:span><text:span text:style-name="T4">ilisation de </text:span><text:span text:style-name="T55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28"><text:span text:style-name="T7">Ut</text:span><text:span text:style-name="T4">ilisation de </text:span><text:span text:style-name="T55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é</text:span><text:span text:style-name="T33">gale à 0</text:span><text:span text:style-name="T7">.</text:span></text:p>
        </text:list-item>
        <text:list-item>
          <text:p text:style-name="P133"><text:span text:style-name="T4">Utilisation de </text:span><text:span text:style-name="T55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33"><text:span text:style-name="T4">Utilisation de </text:span><text:span text:style-name="T55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33"><text:span text:style-name="T4">Utilisation de </text:span><text:span text:style-name="T55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37"><text:span text:style-name="T6">Utilisation de </text:span><text:span text:style-name="T55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94"><text:span text:style-name="T4">Utilisation de </text:span><text:span text:style-name="T55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94"><text:span text:style-name="T4">Utilisation de </text:span><text:span text:style-name="T55">addItemFilm</text:span><text:span text:style-name="T4"> pour l’ajout d’un film avec </text:span><text:span text:style-name="T7">un password qui ne correspond au pseudo.</text:span></text:p>
        </text:list-item>
      </text:list>
      <text:p text:style-name="P21"/>
      <text:p text:style-name="P21"/>
      <text:p text:style-name="P21">Résultats attendus :</text:p>
      <text:p text:style-name="P63">Dans les cas <text:span text:style-name="T70">1</text:span> à <text:span text:style-name="T78">11</text:span> (inclus), l’exception <text:span text:style-name="T45">BadEntry</text:span> doit être levée. Après la levée de l’exception, <text:span text:style-name="T66">le nombre de films ne doit pas avoir changé.</text:span></text:p>
      <text:p text:style-name="P71"><text:span text:style-name="T65">Dans les cas 12 à 13, l’exception </text:span><text:span text:style-name="T48">NotMember</text:span><text:span text:style-name="T65"> doit être levée. Après la levée de l’exception, le nombre de films ne doit pas avoir changé.</text:span></text:p>
      <text:p text:style-name="P21"/>
      <text:p text:style-name="P21"/>
      <text:p text:style-name="P21">Résultats observés :</text:p>
      <text:p text:style-name="P21"/>
      <text:p text:style-name="P29"/>
      <text:p text:style-name="P82">Conclusion :</text:p>
      <text:p text:style-name="P168">Fiche de test N°<text:span text:style-name="T79">9</text:span></text:p>
      <text:p text:style-name="Title"/>
      <text:p text:style-name="P22">Objectif du test :</text:p>
      <text:p text:style-name="P43">Tester la méthode <text:span text:style-name="T49">reviewItemFilm</text:span> dans le cas nominal.</text:p>
      <text:p text:style-name="P15"/>
      <text:p text:style-name="P43"><text:span text:style-name="T52">But principal :</text:span> vérification de l’ajout d<text:span text:style-name="T67">e l’avis</text:span> après utilisation de <text:span text:style-name="T67">review</text:span><text:span text:style-name="T43">ItemFilm</text:span> avec des paramètres d’entrées corrects.</text:p>
      <text:p text:style-name="P22"/>
      <text:p text:style-name="P22"/>
      <text:p text:style-name="P22"/>
      <text:p text:style-name="P22">Description (scénario) :</text:p>
      <text:list xml:id="list153340209482935" text:continue-list="list153339638518483" text:style-name="L1">
        <text:list-item text:start-value="1">
          <text:p text:style-name="P95"><text:span text:style-name="T3">Utilisation de </text:span><text:span text:style-name="T55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00"><text:span text:style-name="T3">Utilisation de </text:span><text:span text:style-name="T55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157"><text:span text:style-name="T29">U</text:span><text:span text:style-name="T2">tilisation </text:span><text:span text:style-name="T3">de </text:span><text:span text:style-name="T55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95"><text:span text:style-name="T3">Utilisation de </text:span><text:span text:style-name="T55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5"><text:span text:style-name="T3">Utilisation de </text:span><text:span text:style-name="T55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2"/>
      <text:p text:style-name="P22"/>
      <text:p text:style-name="P22"/>
      <text:p text:style-name="P22">Résultats attendus :</text:p>
      <text:p text:style-name="P59">L’ajout d’un avis avec des paramètres corrects (<text:span text:style-name="T87">tous les cas</text:span>) ne doit pas lever d’exception. La note moyenne renvoyée doit être é<text:span text:style-name="T72">gale à <text:s/>la moyenne arithmétique des notes ajout</text:span>é<text:span text:style-name="T71">es</text:span>.</text:p>
      <text:p text:style-name="P22"/>
      <text:p text:style-name="P22"/>
      <text:p text:style-name="P22"/>
      <text:p text:style-name="P22">Résultats observés :</text:p>
      <text:p text:style-name="P22"/>
      <text:p text:style-name="P22"/>
      <text:p text:style-name="P32"/>
      <text:p text:style-name="P83">Conclusion :</text:p>
      <text:p text:style-name="P74"/>
      <text:p text:style-name="P74"/>
      <text:p text:style-name="P165">Fiche de test N°<text:span text:style-name="T80">10</text:span></text:p>
      <text:p text:style-name="P85"/>
      <text:p text:style-name="P23">Objectif du test :</text:p>
      <text:p text:style-name="P44">Tester la méthode <text:span text:style-name="T49">reviewItemFilm</text:span> <text:span text:style-name="T68">sur les cas d’anomalie</text:span>.</text:p>
      <text:p text:style-name="P16"/>
      <text:p text:style-name="P44"><text:span text:style-name="T52">But principal :</text:span> <text:span text:style-name="T69">vérification de la levée des exceptions </text:span><text:span text:style-name="T50">BadEntry, N</text:span><text:span text:style-name="T49">otItem, </text:span><text:span text:style-name="T50">NotMember</text:span><text:span text:style-name="T41"> par la méthode </text:span><text:span text:style-name="T60">reviewI</text:span><text:span text:style-name="T58">temFilm</text:span><text:span text:style-name="T41"> pour tous les cas prévus dans l’API.</text:span></text:p>
      <text:p text:style-name="P44"/>
      <text:p text:style-name="P55"><text:span text:style-name="T53">Rappel</text:span><text:span text:style-name="T52"> :</text:span></text:p>
      <text:p text:style-name="P55"><text:span text:style-name="T63">Les 5 cas de levée de l’exception </text:span><text:span text:style-name="T45">BadEntry</text:span><text:span text:style-name="T63"> par la méthode review</text:span><text:span text:style-name="T46">ItemFilm</text:span><text:span text:style-name="T63"> prévus dans l’API sont :</text:span></text:p>
      <text:p text:style-name="P55">— <text:span text:style-name="T63">si le pseudo n’est pas instancié ou a moins de 1 caractère, autre que des espaces.</text:span></text:p>
      <text:p text:style-name="P55">— <text:span text:style-name="T63">si le password n’est pas instancié ou a moins de 4 caractères, autres que des espaces au début et à la fin.</text:span></text:p>
      <text:p text:style-name="P55">— <text:span text:style-name="T63">si le titre n'est pas instancié ou a moins de 1 caractère, autre que des espaces.</text:span></text:p>
      <text:p text:style-name="P55">— <text:span text:style-name="T63">si la note n’est pas comprise dans [0.0, 5.0].</text:span></text:p>
      <text:p text:style-name="P55">— <text:span text:style-name="T63">si le commentaire n’est pas instancié.</text:span></text:p>
      <text:p text:style-name="P55"/>
      <text:p text:style-name="P55"><text:span text:style-name="T63">Le cas de levée de l’exception </text:span><text:span text:style-name="T47">Not</text:span><text:span text:style-name="T50">Item</text:span><text:span text:style-name="T63"> par la méthode review</text:span><text:span text:style-name="T46">ItemFilm</text:span><text:span text:style-name="T63"> prévu dans l’API est :</text:span></text:p>
      <text:p text:style-name="P55">— <text:span text:style-name="T63">si le titre n’est pas celui d’un film.</text:span></text:p>
      <text:p text:style-name="P55"/>
      <text:p text:style-name="P55"><text:span text:style-name="T63">Les 2 cas de levée de l’exception </text:span><text:span text:style-name="T47">NotMember</text:span><text:span text:style-name="T63"> par la méthode review</text:span><text:span text:style-name="T46">ItemFilm</text:span><text:span text:style-name="T63"> prévus dans l’API sont :</text:span></text:p>
      <text:p text:style-name="P55">— <text:span text:style-name="T63">si le pseudo n’est pas celui d’un membre.</text:span></text:p>
      <text:p text:style-name="P73"><text:span text:style-name="T81">— si le pseudo et le password ne correspondent pas.</text:span></text:p>
      <text:p text:style-name="P23"/>
      <text:p text:style-name="P23">Description (scénario) :</text:p>
      <text:list xml:id="list153340585480235" text:continue-list="list153340209482935" text:style-name="L1">
        <text:list-item text:start-value="1">
          <text:p text:style-name="P114"><text:span text:style-name="T2">Utilisation de </text:span><text:span text:style-name="T55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4"><text:span text:style-name="T6">Utilisation de </text:span><text:span text:style-name="T55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23"><text:span text:style-name="T8">Utilisation</text:span><text:span text:style-name="T2"> de </text:span><text:span text:style-name="T56">review</text:span><text:span text:style-name="T55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23"><text:span text:style-name="T8">Utilisation</text:span><text:span text:style-name="T7"> de </text:span><text:span text:style-name="T56">review</text:span><text:span text:style-name="T55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4"><text:span text:style-name="T7">Utilisation de </text:span><text:span text:style-name="T56">review</text:span><text:span text:style-name="T55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4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4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4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8"><text:span text:style-name="T6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23"><text:span text:style-name="T6">Utilisation de </text:span><text:span text:style-name="T56">review</text:span><text:span text:style-name="T55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96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6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3"/>
      <text:p text:style-name="P23">Résultats attendus :</text:p>
      <text:p text:style-name="P64">Dans les cas <text:span text:style-name="T73">1 à 9</text:span> (inclus), l’exception <text:span text:style-name="T45">BadEntry</text:span> doit être levée.</text:p>
      <text:p text:style-name="P67">Dans le cas <text:span text:style-name="T77">10</text:span>, l’exception <text:span text:style-name="T47">Not</text:span><text:span text:style-name="T50">Item</text:span> doit être levée.</text:p>
      <text:p text:style-name="P73"><text:span text:style-name="T65">Dans les cas 11 à 12, l’exception </text:span><text:span text:style-name="T48">NotMember</text:span><text:span text:style-name="T65"> doit être levée.</text:span></text:p>
      <text:p text:style-name="P73"/>
      <text:p text:style-name="P64">Après la levée des exceptions, la note moyenne du film ne doit pas avoir changé.</text:p>
      <text:p text:style-name="P73"/>
      <text:p text:style-name="P23">Résultats observés :</text:p>
      <text:p text:style-name="P33"/>
      <text:p text:style-name="P33"/>
      <text:p text:style-name="P158">Conclusion :</text:p>
      <text:p text:style-name="P139"/>
      <text:p text:style-name="P139"/>
      <text:p text:style-name="P171">Fiche de test N°<text:span text:style-name="T82">11</text:span></text:p>
      <text:p text:style-name="P169"/>
      <text:p text:style-name="P150">Objectif du test :</text:p>
      <text:p text:style-name="P141">Tester la méthode <text:span text:style-name="T51">consultItems</text:span> dans le cas nominal.</text:p>
      <text:p text:style-name="P148"/>
      <text:p text:style-name="P142"><text:span text:style-name="T52">But principal :</text:span> vérification d<text:span text:style-name="T83">u nombre d'items renvoy</text:span>é <text:span text:style-name="T83">par la méthode </text:span><text:span text:style-name="T51">consultItems</text:span><text:span text:style-name="T43">.</text:span></text:p>
      <text:p text:style-name="P150"/>
      <text:p text:style-name="P150"/>
      <text:p text:style-name="P150"/>
      <text:p text:style-name="P150">Description (scénario) :</text:p>
      <text:list xml:id="list153340225037373" text:continue-list="list153340585480235" text:style-name="L1">
        <text:list-item text:start-value="1">
          <text:p text:style-name="P97"><text:span text:style-name="T3">Utilisation de </text:span><text:span text:style-name="T57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97"><text:span text:style-name="T3">Utilisation de </text:span><text:span text:style-name="T57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97"><text:span text:style-name="T3">Utilisation de </text:span><text:span text:style-name="T57">consultItems</text:span><text:span text:style-name="T3"> </text:span><text:span text:style-name="T25">consulter un livre et un film (existants) ayant le même titre.</text:span></text:p>
        </text:list-item>
        <text:list-item>
          <text:p text:style-name="P101"><text:span text:style-name="T3">Utilisation de </text:span><text:span text:style-name="T57">consultItems</text:span><text:span text:style-name="T3"> </text:span><text:span text:style-name="T25">consulter un livre et un film (existants) ayant le même titre, </text:span><text:span text:style-name="T31">mais avec une casse </text:span><text:span text:style-name="T32">différente.</text:span></text:p>
        </text:list-item>
        <text:list-item>
          <text:p text:style-name="P101"><text:span text:style-name="T3">Utilisation de </text:span><text:span text:style-name="T57">consultItems</text:span><text:span text:style-name="T3"> </text:span><text:span text:style-name="T25">consulter un livre et un film (existants) ayant le même titre, </text:span><text:span text:style-name="T31">mais avec des espaces au </text:span><text:span text:style-name="T32">début</text:span><text:span text:style-name="T31"> et a la fin.</text:span></text:p>
        </text:list-item>
      </text:list>
      <text:p text:style-name="P150"/>
      <text:p text:style-name="P150"/>
      <text:p text:style-name="P150"/>
      <text:p text:style-name="P150">Résultats attendus :</text:p>
      <text:p text:style-name="P144"><text:span text:style-name="T83">La consultation des items dans les cas 1 et 2 doit renvoyer une liste vide et ne doit pas lever d'exception.</text:span></text:p>
      <text:p text:style-name="P145">La consultation des items dans l<text:span text:style-name="T88">es cas 3, 4, et 5</text:span> doit renvoyer une liste contenant deux chaines de <text:span text:style-name="T84">caractères.</text:span></text:p>
      <text:p text:style-name="P150"/>
      <text:p text:style-name="P150"/>
      <text:p text:style-name="P150"/>
      <text:p text:style-name="P150">Résultats observés :</text:p>
      <text:p text:style-name="P150"/>
      <text:p text:style-name="P150"/>
      <text:p text:style-name="P152"/>
      <text:p text:style-name="P159">Conclusion :</text:p>
      <text:p text:style-name="P154"/>
      <text:p text:style-name="P154"/>
      <text:p text:style-name="P154"/>
      <text:p text:style-name="P154"/>
      <text:p text:style-name="P172">Fiche de test N°<text:span text:style-name="T80">12</text:span></text:p>
      <text:p text:style-name="P170"/>
      <text:p text:style-name="P151">Objectif du test :</text:p>
      <text:p text:style-name="P143">Tester la méthode <text:span text:style-name="T51">consultItems</text:span> <text:span text:style-name="T68">sur les cas d’anomalie</text:span>.</text:p>
      <text:p text:style-name="P149"/>
      <text:p text:style-name="P147"><text:span text:style-name="T54">But principal :</text:span><text:span text:style-name="T85"> vérification de la levée de l'exception </text:span><text:span text:style-name="T50">BadEntry </text:span><text:span text:style-name="T41">par la méthode </text:span><text:span text:style-name="T59">consultItems</text:span><text:span text:style-name="T41"> pour le cas prévu dans l’API (si le nom n'est pas instancié ou a moins de 1 caractère autre que des espaces).</text:span></text:p>
      <text:p text:style-name="P147"/>
      <text:p text:style-name="P147"/>
      <text:p text:style-name="P151"/>
      <text:p text:style-name="P155"><text:span text:style-name="T36">Description (scénario) :</text:span></text:p>
      <text:list xml:id="list153340995174707" text:continue-list="list153340225037373" text:style-name="L1">
        <text:list-item text:start-value="1">
          <text:p text:style-name="P124"><text:span text:style-name="T8">Utilisation</text:span><text:span text:style-name="T7"> de </text:span><text:span text:style-name="T57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98"><text:span text:style-name="T7">Utilisation de </text:span><text:span text:style-name="T57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151"/>
      <text:p text:style-name="P151"/>
      <text:p text:style-name="P151"/>
      <text:p text:style-name="P151">Résultats attendus :</text:p>
      <text:p text:style-name="P146"><text:span text:style-name="T65">Dans les cas 1 et 2, l’exception </text:span><text:span text:style-name="T45">BadEntry</text:span><text:span text:style-name="T65"> doit être levée.</text:span></text:p>
      <text:p text:style-name="P146"/>
      <text:p text:style-name="P146"/>
      <text:p text:style-name="P146"/>
      <text:p text:style-name="P151">Résultats observés :</text:p>
      <text:p text:style-name="P153"/>
      <text:p text:style-name="P153"/>
      <text:p text:style-name="P153"/>
      <text:p text:style-name="P160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4T15:33:38.722286238">4 mai 2015</text:date></text:p>
      </style:header>
      <style:footer>
        <text:p text:style-name="MP3"><text:span text:style-name="MT1">Télécom Bretagne</text:span><text:tab/><text:span text:style-name="MT2"><text:page-number text:select-page="current">2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3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2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4T15:33:38.664877000</dc:date>
    <meta:print-date>2004-03-31T15:12:00</meta:print-date>
    <dc:language>fr-FR</dc:language>
    <meta:editing-cycles>163</meta:editing-cycles>
    <meta:editing-duration>P1DT5H22M50S</meta:editing-duration>
    <meta:document-statistic meta:table-count="4" meta:image-count="0" meta:object-count="0" meta:page-count="13" meta:paragraph-count="281" meta:word-count="2914" meta:character-count="17695" meta:non-whitespace-character-count="15091"/>
    <meta:user-defined meta:name="Info 1"/>
    <meta:user-defined meta:name="Info 2"/>
    <meta:user-defined meta:name="Info 3"/>
    <meta:user-defined meta:name="Info 4"/>
  </office:meta>
</office:document-meta>
</file>